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table:number-columns-repeated="5"/>
          <table:table-cell table:style-name="ce1" office:value-type="string" calcext:value-type="string">
            <text:p>Pris</text:p>
          </table:table-cell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Kompone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Farnell artikelnumm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eställt antal</text:p>
          </table:table-cell>
          <table:table-cell table:style-name="ce1" office:value-type="string" calcext:value-type="string">
            <text:p>Styckpris</text:p>
          </table:table-cell>
          <table:table-cell table:style-name="ce1" office:value-type="string" calcext:value-type="string">
            <text:p>Komponentpris</text:p>
          </table:table-cell>
          <table:table-cell table:style-name="ce1" office:value-type="string" calcext:value-type="string">
            <text:p>Beställning</text:p>
          </table:table-cell>
          <table:table-cell table:style-name="ce1" office:value-type="string" calcext:value-type="string">
            <text:p>Micro-kit snabborder</text:p>
          </table:table-cell>
          <table:table-cell table:style-name="ce1" table:number-columns-repeated="1009"/>
        </table:table-row>
        <table:table-row table:style-name="ro3">
          <table:table-cell office:value-type="string" calcext:value-type="string">
            <text:p>IR-LED</text:p>
          </table:table-cell>
          <table:table-cell office:value-type="string" calcext:value-type="string">
            <text:p>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ugh hole</text:p>
          </table:table-cell>
          <table:table-cell office:value-type="float" office:value="2290438" calcext:value-type="float">
            <text:p>2290438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1.26" calcext:value-type="float">
            <text:p>1.26</text:p>
          </table:table-cell>
          <table:table-cell office:value-type="float" office:value="1.21" calcext:value-type="float">
            <text:p>1.21</text:p>
          </table:table-cell>
          <table:table-cell office:value-type="float" office:value="5" calcext:value-type="float">
            <text:p>5</text:p>
          </table:table-cell>
          <table:table-cell table:formula="of:=IF([.K3]=0;0;LOOKUP([.K3];[.F$2:.J$2];[.F3:.J3]))" office:value-type="float" office:value="1.43" calcext:value-type="float">
            <text:p/>
          </table:table-cell>
          <table:table-cell table:formula="of:=[.L3]*[.C3]" office:value-type="float" office:value="1.43" calcext:value-type="float">
            <text:p/>
          </table:table-cell>
          <table:table-cell table:formula="of:=[.L3]*[.K3]" office:value-type="float" office:value="7.15" calcext:value-type="float">
            <text:p/>
          </table:table-cell>
          <table:table-cell table:formula="of:=IF([.K3]=0;&quot;&quot;;&quot;F&quot;&amp;[.E3]&amp;&quot;+&quot;&amp;[.K3])" office:value-type="string" office:string-value="F2290438+5" calcext:value-type="string">
            <text:p>F2290438+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IC18F13K22</text:p>
          </table:table-cell>
          <table:table-cell office:value-type="string" calcext:value-type="string">
            <text:p>8BIT FLASH MCU, SMD, 16F690, SSO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float" office:value="1778460" calcext:value-type="float">
            <text:p>1778460</text:p>
          </table:table-cell>
          <table:table-cell office:value-type="float" office:value="19.8" calcext:value-type="float">
            <text:p>19.8</text:p>
          </table:table-cell>
          <table:table-cell table:number-columns-repeated="3" office:value-type="float" office:value="12.21" calcext:value-type="float">
            <text:p>12.21</text:p>
          </table:table-cell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  <table:table-cell table:formula="of:=IF([.K4]=0;0;LOOKUP([.K4];[.F$2:.J$2];[.F4:.J4]))" office:value-type="float" office:value="0" calcext:value-type="float">
            <text:p/>
          </table:table-cell>
          <table:table-cell table:formula="of:=[.L4]*[.C4]" office:value-type="float" office:value="0" calcext:value-type="float">
            <text:p/>
          </table:table-cell>
          <table:table-cell table:formula="of:=[.L4]*[.K4]" office:value-type="float" office:value="0" calcext:value-type="float">
            <text:p/>
          </table:table-cell>
          <table:table-cell table:formula="of:=IF([.K4]=0;&quot;&quot;;&quot;F&quot;&amp;[.E4]&amp;&quot;+&quot;&amp;[.K4])">
            <text:p/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M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-8</text:p>
          </table:table-cell>
          <table:table-cell office:value-type="float" office:value="1087202" calcext:value-type="float">
            <text:p>1087202</text:p>
          </table:table-cell>
          <table:table-cell table:number-columns-repeated="3" office:value-type="float" office:value="1.65" calcext:value-type="float">
            <text:p>1.65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0" calcext:value-type="float">
            <text:p>10</text:p>
          </table:table-cell>
          <table:table-cell table:formula="of:=IF([.K5]=0;0;LOOKUP([.K5];[.F$2:.J$2];[.F5:.J5]))" office:value-type="float" office:value="1.65" calcext:value-type="float">
            <text:p/>
          </table:table-cell>
          <table:table-cell table:formula="of:=[.L5]*[.C5]" office:value-type="float" office:value="3.3" calcext:value-type="float">
            <text:p/>
          </table:table-cell>
          <table:table-cell table:formula="of:=[.L5]*[.K5]" office:value-type="float" office:value="16.5" calcext:value-type="float">
            <text:p/>
          </table:table-cell>
          <table:table-cell table:formula="of:=IF([.K5]=0;&quot;&quot;;&quot;F&quot;&amp;[.E5]&amp;&quot;+&quot;&amp;[.K5])" office:value-type="string" office:string-value="F1087202+10" calcext:value-type="string">
            <text:p>F1087202+1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iased NPN</text:p>
          </table:table-cell>
          <table:table-cell office:value-type="string" calcext:value-type="string">
            <text:p>R1 = 2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-23</text:p>
          </table:table-cell>
          <table:table-cell table:style-name="ce3" office:value-type="float" office:value="8737185" calcext:value-type="float">
            <text:p>8737185</text:p>
          </table:table-cell>
          <table:table-cell table:style-name="ce3" office:value-type="string" calcext:value-type="string">
            <text:p>-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formula="of:=IF([.K6]=0;0;LOOKUP([.K6];[.F$2:.J$2];[.F6:.J6]))" office:value-type="float" office:value="0.21" calcext:value-type="float">
            <text:p/>
          </table:table-cell>
          <table:table-cell table:formula="of:=[.L6]*[.C6]" office:value-type="float" office:value="0.42" calcext:value-type="float">
            <text:p/>
          </table:table-cell>
          <table:table-cell table:formula="of:=[.L6]*[.K6]" office:value-type="float" office:value="4.2" calcext:value-type="float">
            <text:p/>
          </table:table-cell>
          <table:table-cell table:formula="of:=IF([.K6]=0;&quot;&quot;;&quot;F&quot;&amp;[.E6]&amp;&quot;+&quot;&amp;[.K6])" office:value-type="string" office:string-value="F8737185+20" calcext:value-type="string">
            <text:p>F8737185+2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Dual NP MOSFET</text:p>
          </table:table-cell>
          <table:table-cell office:value-type="string" calcext:value-type="string">
            <text:p>IRF7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8</text:p>
          </table:table-cell>
          <table:table-cell office:value-type="float" office:value="9102116" calcext:value-type="float">
            <text:p>9102116</text:p>
          </table:table-cell>
          <table:table-cell table:number-columns-repeated="2" office:value-type="float" office:value="6.88" calcext:value-type="float">
            <text:p>6.88</text:p>
          </table:table-cell>
          <table:table-cell table:number-columns-repeated="2" office:value-type="float" office:value="5.83" calcext:value-type="float">
            <text:p>5.83</text:p>
          </table:table-cell>
          <table:table-cell office:value-type="float" office:value="4.51" calcext:value-type="float">
            <text:p>4.51</text:p>
          </table:table-cell>
          <table:table-cell office:value-type="float" office:value="10" calcext:value-type="float">
            <text:p>10</text:p>
          </table:table-cell>
          <table:table-cell table:formula="of:=IF([.K7]=0;0;LOOKUP([.K7];[.F$2:.J$2];[.F7:.J7]))" office:value-type="float" office:value="6.88" calcext:value-type="float">
            <text:p/>
          </table:table-cell>
          <table:table-cell table:formula="of:=[.L7]*[.C7]" office:value-type="float" office:value="6.88" calcext:value-type="float">
            <text:p/>
          </table:table-cell>
          <table:table-cell table:formula="of:=[.L7]*[.K7]" office:value-type="float" office:value="68.8" calcext:value-type="float">
            <text:p/>
          </table:table-cell>
          <table:table-cell table:formula="of:=IF([.K7]=0;&quot;&quot;;&quot;F&quot;&amp;[.E7]&amp;&quot;+&quot;&amp;[.K7])" office:value-type="string" office:string-value="F9102116+10" calcext:value-type="string">
            <text:p>F9102116+1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ondensator, 470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mm</text:p>
          </table:table-cell>
          <table:table-cell office:value-type="float" office:value="1973314" calcext:value-type="float">
            <text:p>1973314</text:p>
          </table:table-cell>
          <table:table-cell table:number-columns-repeated="3" office:value-type="float" office:value="2.7" calcext:value-type="float">
            <text:p>2.7</text:p>
          </table:table-cell>
          <table:table-cell office:value-type="float" office:value="2.61" calcext:value-type="float">
            <text:p>2.61</text:p>
          </table:table-cell>
          <table:table-cell office:value-type="float" office:value="2.53" calcext:value-type="float">
            <text:p>2.53</text:p>
          </table:table-cell>
          <table:table-cell office:value-type="float" office:value="5" calcext:value-type="float">
            <text:p>5</text:p>
          </table:table-cell>
          <table:table-cell table:formula="of:=IF([.K8]=0;0;LOOKUP([.K8];[.F$2:.J$2];[.F8:.J8]))" office:value-type="float" office:value="2.7" calcext:value-type="float">
            <text:p/>
          </table:table-cell>
          <table:table-cell table:formula="of:=[.L8]*[.C8]" office:value-type="float" office:value="2.7" calcext:value-type="float">
            <text:p/>
          </table:table-cell>
          <table:table-cell table:formula="of:=[.L8]*[.K8]" office:value-type="float" office:value="13.5" calcext:value-type="float">
            <text:p/>
          </table:table-cell>
          <table:table-cell table:formula="of:=IF([.K8]=0;&quot;&quot;;&quot;F&quot;&amp;[.E8]&amp;&quot;+&quot;&amp;[.K8])" office:value-type="string" office:string-value="F1973314+5" calcext:value-type="string">
            <text:p>F1973314+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chottkydio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MA</text:p>
          </table:table-cell>
          <table:table-cell office:value-type="float" office:value="1651114" calcext:value-type="float">
            <text:p>1651114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3.74" calcext:value-type="float">
            <text:p>3.74</text:p>
          </table:table-cell>
          <table:table-cell office:value-type="float" office:value="3.63" calcext:value-type="float">
            <text:p>3.63</text:p>
          </table:table-cell>
          <table:table-cell office:value-type="float" office:value="3.47" calcext:value-type="float">
            <text:p>3.47</text:p>
          </table:table-cell>
          <table:table-cell office:value-type="float" office:value="25" calcext:value-type="float">
            <text:p>25</text:p>
          </table:table-cell>
          <table:table-cell table:formula="of:=IF([.K9]=0;0;LOOKUP([.K9];[.F$2:.J$2];[.F9:.J9]))" office:value-type="float" office:value="3.74" calcext:value-type="float">
            <text:p/>
          </table:table-cell>
          <table:table-cell table:formula="of:=[.L9]*[.C9]" office:value-type="float" office:value="14.96" calcext:value-type="float">
            <text:p/>
          </table:table-cell>
          <table:table-cell table:formula="of:=[.L9]*[.K9]" office:value-type="float" office:value="93.5" calcext:value-type="float">
            <text:p/>
          </table:table-cell>
          <table:table-cell table:formula="of:=IF([.K9]=0;&quot;&quot;;&quot;F&quot;&amp;[.E9]&amp;&quot;+&quot;&amp;[.K9])" office:value-type="string" office:string-value="F1651114+25" calcext:value-type="string">
            <text:p>F1651114+2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otstånd, 15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805</text:p>
          </table:table-cell>
          <table:table-cell office:value-type="float" office:value="9332596" calcext:value-type="float">
            <text:p>9332596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IF([.K10]=0;0;LOOKUP([.K10];[.F$2:.J$2];[.F10:.J10]))" office:value-type="float" office:value="0.1" calcext:value-type="float">
            <text:p/>
          </table:table-cell>
          <table:table-cell table:formula="of:=[.L10]*[.C10]" office:value-type="float" office:value="0.3" calcext:value-type="float">
            <text:p/>
          </table:table-cell>
          <table:table-cell table:formula="of:=[.L10]*[.K10]" office:value-type="float" office:value="5" calcext:value-type="float">
            <text:p/>
          </table:table-cell>
          <table:table-cell table:formula="of:=IF([.K10]=0;&quot;&quot;;&quot;F&quot;&amp;[.E10]&amp;&quot;+&quot;&amp;[.K10])" office:value-type="string" office:string-value="F9332596+50" calcext:value-type="string">
            <text:p>F9332596+5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otstånd, 2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office:value-type="float" office:value="9334190" calcext:value-type="float">
            <text:p>9334190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table:style-name="ce3"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table:formula="of:=IF([.K11]=0;0;LOOKUP([.K11];[.F$2:.J$2];[.F11:.J11]))" office:value-type="float" office:value="0.21" calcext:value-type="float">
            <text:p/>
          </table:table-cell>
          <table:table-cell table:formula="of:=[.L11]*[.C11]" office:value-type="float" office:value="0.42" calcext:value-type="float">
            <text:p/>
          </table:table-cell>
          <table:table-cell table:formula="of:=[.L11]*[.K11]" office:value-type="float" office:value="10.5" calcext:value-type="float">
            <text:p/>
          </table:table-cell>
          <table:table-cell table:formula="of:=IF([.K11]=0;&quot;&quot;;&quot;F&quot;&amp;[.E11]&amp;&quot;+&quot;&amp;[.K11])" office:value-type="string" office:string-value="F9334190+50" calcext:value-type="string">
            <text:p>F9334190+5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otstånd, 3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float" office:value="9333150" calcext:value-type="float">
            <text:p>9333150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formula="of:=IF([.K12]=0;0;LOOKUP([.K12];[.F$2:.J$2];[.F12:.J12]))" office:value-type="float" office:value="0.11" calcext:value-type="float">
            <text:p/>
          </table:table-cell>
          <table:table-cell table:formula="of:=[.L12]*[.C12]" office:value-type="float" office:value="0.11" calcext:value-type="float">
            <text:p/>
          </table:table-cell>
          <table:table-cell table:formula="of:=[.L12]*[.K12]" office:value-type="float" office:value="5.5" calcext:value-type="float">
            <text:p/>
          </table:table-cell>
          <table:table-cell table:formula="of:=IF([.K12]=0;&quot;&quot;;&quot;F&quot;&amp;[.E12]&amp;&quot;+&quot;&amp;[.K12])" office:value-type="string" office:string-value="F9333150+50" calcext:value-type="string">
            <text:p>F9333150+5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otstånd, 7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float" office:value="9333525" calcext:value-type="float">
            <text:p>9333525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table:style-name="ce3"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table:formula="of:=IF([.K13]=0;0;LOOKUP([.K13];[.F$2:.J$2];[.F13:.J13]))" office:value-type="float" office:value="0.15" calcext:value-type="float">
            <text:p/>
          </table:table-cell>
          <table:table-cell table:formula="of:=[.L13]*[.C13]" office:value-type="float" office:value="0.15" calcext:value-type="float">
            <text:p/>
          </table:table-cell>
          <table:table-cell table:formula="of:=[.L13]*[.K13]" office:value-type="float" office:value="7.5" calcext:value-type="float">
            <text:p/>
          </table:table-cell>
          <table:table-cell table:formula="of:=IF([.K13]=0;&quot;&quot;;&quot;F&quot;&amp;[.E13]&amp;&quot;+&quot;&amp;[.K13])" office:value-type="string" office:string-value="F9333525+50" calcext:value-type="string">
            <text:p>F9333525+5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otstånd, 2k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805</text:p>
          </table:table-cell>
          <table:table-cell office:value-type="float" office:value="9332812" calcext:value-type="float">
            <text:p>9332812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formula="of:=IF([.K14]=0;0;LOOKUP([.K14];[.F$2:.J$2];[.F14:.J14]))" office:value-type="float" office:value="0.11" calcext:value-type="float">
            <text:p/>
          </table:table-cell>
          <table:table-cell table:formula="of:=[.L14]*[.C14]" office:value-type="float" office:value="0.33" calcext:value-type="float">
            <text:p/>
          </table:table-cell>
          <table:table-cell table:formula="of:=[.L14]*[.K14]" office:value-type="float" office:value="5.5" calcext:value-type="float">
            <text:p/>
          </table:table-cell>
          <table:table-cell table:formula="of:=IF([.K14]=0;&quot;&quot;;&quot;F&quot;&amp;[.E14]&amp;&quot;+&quot;&amp;[.K14])" office:value-type="string" office:string-value="F9332812+50" calcext:value-type="string">
            <text:p>F9332812+5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otstånd, 33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office:value-type="float" office:value="9333053" calcext:value-type="float">
            <text:p>9333053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table:formula="of:=IF([.K15]=0;0;LOOKUP([.K15];[.F$2:.J$2];[.F15:.J15]))" office:value-type="float" office:value="0.1" calcext:value-type="float">
            <text:p/>
          </table:table-cell>
          <table:table-cell table:formula="of:=[.L15]*[.C15]" office:value-type="float" office:value="0.2" calcext:value-type="float">
            <text:p/>
          </table:table-cell>
          <table:table-cell table:formula="of:=[.L15]*[.K15]" office:value-type="float" office:value="5" calcext:value-type="float">
            <text:p/>
          </table:table-cell>
          <table:table-cell table:formula="of:=IF([.K15]=0;&quot;&quot;;&quot;F&quot;&amp;[.E15]&amp;&quot;+&quot;&amp;[.K15])" office:value-type="string" office:string-value="F9333053+50" calcext:value-type="string">
            <text:p>F9333053+5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ondensator, 0,1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office:value-type="float" office:value="1856422" calcext:value-type="float">
            <text:p>1856422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100" calcext:value-type="float">
            <text:p>100</text:p>
          </table:table-cell>
          <table:table-cell table:formula="of:=IF([.K16]=0;0;LOOKUP([.K16];[.F$2:.J$2];[.F16:.J16]))" office:value-type="float" office:value="0.11" calcext:value-type="float">
            <text:p/>
          </table:table-cell>
          <table:table-cell table:formula="of:=[.L16]*[.C16]" office:value-type="float" office:value="0.22" calcext:value-type="float">
            <text:p/>
          </table:table-cell>
          <table:table-cell table:formula="of:=[.L16]*[.K16]" office:value-type="float" office:value="11" calcext:value-type="float">
            <text:p/>
          </table:table-cell>
          <table:table-cell table:formula="of:=IF([.K16]=0;&quot;&quot;;&quot;F&quot;&amp;[.E16]&amp;&quot;+&quot;&amp;[.K16])" office:value-type="string" office:string-value="F1856422+100" calcext:value-type="string">
            <text:p>F1856422+10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ondensator, 4,7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office:value-type="float" office:value="1759478" calcext:value-type="float">
            <text:p>1759478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float" office:value="0.14" calcext:value-type="float">
            <text:p>0.14</text:p>
          </table:table-cell>
          <table:table-cell office:value-type="float" office:value="100" calcext:value-type="float">
            <text:p>100</text:p>
          </table:table-cell>
          <table:table-cell table:formula="of:=IF([.K17]=0;0;LOOKUP([.K17];[.F$2:.J$2];[.F17:.J17]))" office:value-type="float" office:value="0.14" calcext:value-type="float">
            <text:p/>
          </table:table-cell>
          <table:table-cell table:formula="of:=[.L17]*[.C17]" office:value-type="float" office:value="0.28" calcext:value-type="float">
            <text:p/>
          </table:table-cell>
          <table:table-cell table:formula="of:=[.L17]*[.K17]" office:value-type="float" office:value="14" calcext:value-type="float">
            <text:p/>
          </table:table-cell>
          <table:table-cell table:formula="of:=IF([.K17]=0;&quot;&quot;;&quot;F&quot;&amp;[.E17]&amp;&quot;+&quot;&amp;[.K17])" office:value-type="string" office:string-value="F1759478+100" calcext:value-type="string">
            <text:p>F1759478+10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JST header, 4 pin</text:p>
          </table:table-cell>
          <table:table-cell office:value-type="string" calcext:value-type="string">
            <text:p>2 mm pin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ugh hole</text:p>
          </table:table-cell>
          <table:table-cell table:style-name="ce4" office:value-type="float" office:value="9492437" calcext:value-type="float">
            <text:p>9492437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3" office:value-type="float" office:value="1.76" calcext:value-type="float">
            <text:p>1.76</text:p>
          </table:table-cell>
          <table:table-cell table:style-name="ce3" office:value-type="float" office:value="1.49" calcext:value-type="float">
            <text:p>1.49</text:p>
          </table:table-cell>
          <table:table-cell office:value-type="float" office:value="10" calcext:value-type="float">
            <text:p>10</text:p>
          </table:table-cell>
          <table:table-cell table:formula="of:=IF([.K18]=0;0;LOOKUP([.K18];[.F$2:.J$2];[.F18:.J18]))" office:value-type="float" office:value="1.76" calcext:value-type="float">
            <text:p/>
          </table:table-cell>
          <table:table-cell table:formula="of:=[.L18]*[.C18]" office:value-type="float" office:value="1.76" calcext:value-type="float">
            <text:p/>
          </table:table-cell>
          <table:table-cell table:formula="of:=[.L18]*[.K18]" office:value-type="float" office:value="17.6" calcext:value-type="float">
            <text:p/>
          </table:table-cell>
          <table:table-cell table:formula="of:=IF([.K18]=0;&quot;&quot;;&quot;F&quot;&amp;[.E18]&amp;&quot;+&quot;&amp;[.K18])" office:value-type="string" office:string-value="F9492437+10" calcext:value-type="string">
            <text:p>F9492437+1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in header</text:p>
          </table:table-cell>
          <table:table-cell office:value-type="string" calcext:value-type="string">
            <text:p>2,54 mm pin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ugh hole</text:p>
          </table:table-cell>
          <table:table-cell office:value-type="float" office:value="9733396" calcext:value-type="float">
            <text:p>9733396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8.25" calcext:value-type="float">
            <text:p>8.25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8.14" calcext:value-type="float">
            <text:p>8.14</text:p>
          </table:table-cell>
          <table:table-cell office:value-type="float" office:value="10" calcext:value-type="float">
            <text:p>10</text:p>
          </table:table-cell>
          <table:table-cell table:formula="of:=IF([.K19]=0;0;LOOKUP([.K19];[.F$2:.J$2];[.F19:.J19]))" office:value-type="float" office:value="8.25" calcext:value-type="float">
            <text:p/>
          </table:table-cell>
          <table:table-cell table:formula="of:=[.L19]*[.C19]" office:value-type="float" office:value="8.25" calcext:value-type="float">
            <text:p/>
          </table:table-cell>
          <table:table-cell table:formula="of:=[.L19]*[.K19]" office:value-type="float" office:value="82.5" calcext:value-type="float">
            <text:p/>
          </table:table-cell>
          <table:table-cell table:formula="of:=IF([.K19]=0;&quot;&quot;;&quot;F&quot;&amp;[.E19]&amp;&quot;+&quot;&amp;[.K19])" office:value-type="string" office:string-value="F9733396+10" calcext:value-type="string">
            <text:p>F9733396+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otalt</text:p>
          </table:table-cell>
          <table:table-cell table:style-name="ce1"/>
          <table:table-cell table:style-name="ce1" table:formula="of:=SUM([.C3:.C19])" office:value-type="float" office:value="30" calcext:value-type="float">
            <text:p/>
          </table:table-cell>
          <table:table-cell table:style-name="ce1" table:number-columns-repeated="7"/>
          <table:table-cell table:style-name="ce1" table:formula="of:=SUM([.K3:.K19])" office:value-type="float" office:value="595" calcext:value-type="float">
            <text:p/>
          </table:table-cell>
          <table:table-cell table:style-name="ce1"/>
          <table:table-cell table:style-name="ce5" table:formula="of:=SUM([.M3:.M19])" office:value-type="currency" office:currency="SEK" office:value="41.71" calcext:value-type="currency">
            <text:p/>
          </table:table-cell>
          <table:table-cell table:style-name="ce5" table:formula="of:=SUM([.N3:.N19])" office:value-type="currency" office:currency="SEK" office:value="367.75" calcext:value-type="currency">
            <text:p/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ed moms</text:p>
          </table:table-cell>
          <table:table-cell table:style-name="ce1" table:number-columns-repeated="11"/>
          <table:table-cell table:style-name="ce5" table:formula="of:=[.M20]*1.25" office:value-type="currency" office:currency="SEK" office:value="52.1375" calcext:value-type="currency">
            <text:p/>
          </table:table-cell>
          <table:table-cell table:style-name="ce5" table:formula="of:=[.N20]*1.25" office:value-type="currency" office:currency="SEK" office:value="459.6875" calcext:value-type="currency">
            <text:p/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ed frakt</text:p>
          </table:table-cell>
          <table:table-cell table:style-name="ce1" table:number-columns-repeated="11"/>
          <table:table-cell table:style-name="ce5"/>
          <table:table-cell table:style-name="ce5" table:formula="of:=[.N21]+69" office:value-type="currency" office:currency="SEK" office:value="528.6875" calcext:value-type="currency">
            <text:p/>
          </table:table-cell>
          <table:table-cell table:style-name="ce1"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00-00-00</text:date>, <text:time style:data-style-name="N2" text:time-value="22:54:09.592917981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Johnsson</meta:initial-creator>
    <meta:creation-date>2013-10-09T16:19:29</meta:creation-date>
    <dc:date>2014-05-03T22:23:22.770032418</dc:date>
    <meta:editing-duration>PT12H4S</meta:editing-duration>
    <meta:editing-cycles>85</meta:editing-cycles>
    <meta:generator>LibreOffice/4.2.3.3$Linux_X86_64 LibreOffice_project/420m0$Build-3</meta:generator>
    <meta:document-statistic meta:table-count="2" meta:cell-count="270" meta:object-count="0"/>
    <meta:user-defined meta:name="qrichtext">1</meta:user-defined>
  </office:meta>
</office:document-meta>
</file>